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1513in" fo:margin-left="0.0347in">
        <style:tab-stops/>
      </style:paragraph-properties>
    </style:style>
    <style:style style:name="T2" style:parent-style-name="Policepardéfaut" style:family="text">
      <style:text-properties fo:font-weight="bold" style:font-weight-asian="bold" fo:language="en" fo:country="US"/>
    </style:style>
    <style:style style:name="P3" style:parent-style-name="Normal" style:family="paragraph">
      <style:paragraph-properties fo:margin-bottom="0.1437in" fo:line-height="111%" fo:margin-left="-0.0034in" fo:text-indent="-0.0069in">
        <style:tab-stops/>
      </style:paragraph-properties>
    </style:style>
    <style:style style:name="P4" style:parent-style-name="Normal" style:family="paragraph">
      <style:paragraph-properties fo:margin-bottom="0.1437in" fo:line-height="111%" fo:margin-left="-0.0034in" fo:text-indent="-0.0069in">
        <style:tab-stops/>
      </style:paragraph-properties>
    </style:style>
    <style:style style:name="P5" style:parent-style-name="Normal" style:family="paragraph">
      <style:paragraph-properties fo:margin-bottom="0.1381in" fo:line-height="115%"/>
    </style:style>
    <style:style style:name="T6" style:parent-style-name="Policepardéfaut" style:family="text">
      <style:text-properties fo:color="#FF0000"/>
    </style:style>
    <style:style style:name="P7" style:parent-style-name="Normal" style:family="paragraph">
      <style:paragraph-properties fo:margin-bottom="0.1694in" fo:line-height="111%" fo:margin-left="0.0069in" fo:text-indent="-0.0069in">
        <style:tab-stops/>
      </style:paragraph-properties>
    </style:style>
    <style:style style:name="P8" style:parent-style-name="Normal" style:list-style-name="LFO1" style:family="paragraph">
      <style:paragraph-properties fo:margin-bottom="0.0298in" fo:line-height="111%" fo:text-indent="-0.25in"/>
    </style:style>
    <style:style style:name="P9" style:parent-style-name="Normal" style:list-style-name="LFO1" style:family="paragraph">
      <style:paragraph-properties fo:margin-bottom="0.1416in" fo:line-height="111%" fo:text-indent="-0.25in"/>
    </style:style>
    <style:style style:name="T10" style:parent-style-name="Policepardéfaut" style:family="text">
      <style:text-properties style:font-name="Arial" style:font-name-asian="Arial" style:font-name-complex="Arial"/>
    </style:style>
    <style:style style:name="T11" style:parent-style-name="Policepardéfaut" style:family="text">
      <style:text-properties style:font-name="Arial" style:font-name-asian="Arial" style:font-name-complex="Arial"/>
    </style:style>
    <style:style style:name="P12" style:parent-style-name="Normal" style:family="paragraph">
      <style:paragraph-properties fo:margin-bottom="0.1694in" fo:line-height="111%" fo:margin-left="0.0069in" fo:text-indent="-0.0069in">
        <style:tab-stops/>
      </style:paragraph-properties>
    </style:style>
    <style:style style:name="P13" style:parent-style-name="Normal" style:list-style-name="LFO1" style:family="paragraph">
      <style:paragraph-properties fo:margin-bottom="0.0298in" fo:line-height="111%" fo:text-indent="-0.25in"/>
    </style:style>
    <style:style style:name="P14" style:parent-style-name="Normal" style:list-style-name="LFO1" style:family="paragraph">
      <style:paragraph-properties fo:margin-bottom="0.1437in" fo:line-height="111%" fo:text-indent="-0.25in"/>
      <style:text-properties fo:background-color="#FFFF00"/>
    </style:style>
    <style:style style:name="P15" style:parent-style-name="Normal" style:family="paragraph">
      <style:paragraph-properties fo:margin-bottom="0.1694in" fo:line-height="111%" fo:margin-left="0.0069in" fo:text-indent="-0.0069in">
        <style:tab-stops/>
      </style:paragraph-properties>
    </style:style>
    <style:style style:name="P16" style:parent-style-name="Normal" style:list-style-name="LFO1" style:family="paragraph">
      <style:paragraph-properties fo:margin-bottom="0.0076in" fo:line-height="111%" fo:text-indent="-0.25in"/>
    </style:style>
    <style:style style:name="P17" style:parent-style-name="Normal" style:family="paragraph">
      <style:paragraph-properties fo:margin-bottom="0.0361in" fo:margin-left="0.5in">
        <style:tab-stops/>
      </style:paragraph-properties>
    </style:style>
    <style:style style:name="T18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19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0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1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2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3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4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5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6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7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8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29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0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1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2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3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4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5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T36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37" style:parent-style-name="Normal" style:list-style-name="LFO1" style:family="paragraph">
      <style:paragraph-properties fo:margin-bottom="0.1437in" fo:line-height="111%" fo:text-indent="-0.25in"/>
    </style:style>
    <style:style style:name="P38" style:parent-style-name="Normal" style:family="paragraph">
      <style:paragraph-properties fo:margin-bottom="0.1708in" fo:line-height="111%" fo:margin-left="0.0069in" fo:text-indent="-0.0069in">
        <style:tab-stops/>
      </style:paragraph-properties>
    </style:style>
    <style:style style:name="P39" style:parent-style-name="Normal" style:list-style-name="LFO1" style:family="paragraph">
      <style:paragraph-properties fo:margin-bottom="0.0298in" fo:line-height="111%" fo:text-indent="-0.25in"/>
    </style:style>
    <style:style style:name="P40" style:parent-style-name="Normal" style:list-style-name="LFO1" style:family="paragraph">
      <style:paragraph-properties fo:margin-bottom="0.0298in" fo:line-height="111%" fo:text-indent="-0.25in"/>
    </style:style>
    <style:style style:name="P41" style:parent-style-name="Normal" style:list-style-name="LFO1" style:family="paragraph">
      <style:paragraph-properties fo:margin-bottom="0.0298in" fo:line-height="111%" fo:text-indent="-0.25in"/>
    </style:style>
    <style:style style:name="T42" style:parent-style-name="Policepardéfau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name="P43" style:parent-style-name="Normal" style:list-style-name="LFO1" style:family="paragraph">
      <style:paragraph-properties fo:margin-bottom="0.1465in" fo:line-height="111%" fo:text-indent="-0.25in"/>
    </style:style>
    <style:style style:name="P44" style:parent-style-name="Normal" style:family="paragraph">
      <style:paragraph-properties fo:margin-bottom="0in"/>
    </style:style>
    <style:style style:name="T45" style:parent-style-name="Policepardéfaut" style:family="text">
      <style:text-properties fo:color="#FF0000"/>
    </style:style>
    <style:style style:name="T46" style:parent-style-name="Policepardéfaut" style:family="text">
      <style:text-properties fo:color="#FF0000"/>
    </style:style>
    <style:style style:name="T47" style:parent-style-name="Policepardéfaut" style:family="text">
      <style:text-properties fo:color="#FF0000"/>
    </style:style>
    <style:style style:name="T48" style:parent-style-name="Policepardéfaut" style:family="text">
      <style:text-properties fo:color="#FF0000"/>
    </style:style>
    <style:style style:name="T49" style:parent-style-name="Policepardéfaut" style:family="text">
      <style:text-properties fo:color="#FF0000"/>
    </style:style>
  </office:automatic-styles>
  <office:body>
    <office:text text:use-soft-page-breaks="true">
      <text:p text:style-name="P1"><text:span text:style-name="T2">TP Intrusion simple Windows – Bloc 3 – JOBARD Guillaume – 2023/2024 – Mewo<text:s/></text:span></text:p>
      <text:p text:style-name="P3">Objectif : découvrir l’intérêt de sécuriser correctement une machine sous Windows et savoir se protéger en se mettant à la place de l’attaquant.<text:s/></text:p>
      <text:p text:style-name="P4">On le sait, Windows représente la grande majorité du parc informatique mondial. On connait tous cette procédure de sécurité qui est de mettre un mot de passe à l’allumage de sa machine. Est-ce vraiment efficace et infaillible ? Certaines séries TV font croire que c’est un jeu d’enfant de contourner ce dispositif… https://www.youtube.com/watch?v=7zTeP_ie3So<text:s/></text:p>
      <text:p text:style-name="P5"><text:span text:style-name="T6">DISCLAIMER : Il est rappelé que les techniques et propos tenus en cours restent dans un cadre pédagogique et ne doivent être en aucun cas utilisés à des fins malveillantes. Chaque étudiant assume devant la justice ses actes. Ma responsabilité ne pourra être engagée, vous voilà prévenus.<text:s/></text:span></text:p>
      <text:p text:style-name="P7">Pour vérifier cela,<text:s/>mettons-nous<text:s/>en condition ;<text:s/></text:p>
      <text:list text:style-name="LFO1" text:continue-numbering="true">
        <text:list-item>
          <text:p text:style-name="P8">Créez une VM avec Windows 10 Pro dessus. Rien à faire de particulier, allouez le minimum pour que cela démarre, pas la peine de mobiliser trop de ressources. Choisissez une machine de génération 1 pour faciliter les tests !<text:s/></text:p>
        </text:list-item>
        <text:list-item>
          <text:p text:style-name="P9">Mettez un mot de passe sur votre compte local administrateur fraîchement créé et créez un fichier « toto.txt » sur le bureau et insérez-y les paroles de votre chanson préférée. -<text:span text:style-name="T10"><text:s/></text:span><text:span text:style-name="T11"><text:tab/></text:span>Eteignez votre VM.<text:s/></text:p>
        </text:list-item>
      </text:list>
      <text:p text:style-name="P12">Continuons notre expérimentation ;<text:s/></text:p>
      <text:list text:style-name="LFO1" text:continue-numbering="true">
        <text:list-item>
          <text:p text:style-name="P13">Bootez sur votre VM mais en utilisant une ISO de Ubuntu Desktop cette fois.<text:s/></text:p>
        </text:list-item>
        <text:list-item>
          <text:p text:style-name="P14">Démarrez en mode live-DVD (« Essayer Ubuntu ») et tentez d’accéder au fichier « toto.txt ». Est-ce possible de lire le fichier ? Est-il possible de modifier le ficher ?<text:s/></text:p>
        </text:list-item>
      </text:list>
      <text:p text:style-name="P15">Essayons autre chose ;<text:s/></text:p>
      <text:list text:style-name="LFO1" text:continue-numbering="true">
        <text:list-item>
          <text:p text:style-name="P16">On m’a envoyé ce lien qui m’a l’air fort pratique, lisez son contenu.<text:s/></text:p>
        </text:list-item>
      </text:list>
      <text:p text:style-name="P17"><text:a xlink:href="https://lecrabeinfo.net/reinitialiser-mot-de-passe-compte-utilisateur-local-windows.html" office:target-frame-name="_top" xlink:show="replace"><text:span text:style-name="T18">https://lecrabeinfo.net/reinitialiser</text:span></text:a><text:a xlink:href="https://lecrabeinfo.net/reinitialiser-mot-de-passe-compte-utilisateur-local-windows.html" office:target-frame-name="_top" xlink:show="replace"><text:span text:style-name="T19">-</text:span></text:a><text:a xlink:href="https://lecrabeinfo.net/reinitialiser-mot-de-passe-compte-utilisateur-local-windows.html" office:target-frame-name="_top" xlink:show="replace"><text:span text:style-name="T20">mot</text:span></text:a><text:a xlink:href="https://lecrabeinfo.net/reinitialiser-mot-de-passe-compte-utilisateur-local-windows.html" office:target-frame-name="_top" xlink:show="replace"><text:span text:style-name="T21">-</text:span></text:a><text:a xlink:href="https://lecrabeinfo.net/reinitialiser-mot-de-passe-compte-utilisateur-local-windows.html" office:target-frame-name="_top" xlink:show="replace"><text:span text:style-name="T22">de</text:span></text:a><text:a xlink:href="https://lecrabeinfo.net/reinitialiser-mot-de-passe-compte-utilisateur-local-windows.html" office:target-frame-name="_top" xlink:show="replace"><text:span text:style-name="T23">-</text:span></text:a><text:a xlink:href="https://lecrabeinfo.net/reinitialiser-mot-de-passe-compte-utilisateur-local-windows.html" office:target-frame-name="_top" xlink:show="replace"><text:span text:style-name="T24">passe</text:span></text:a><text:a xlink:href="https://lecrabeinfo.net/reinitialiser-mot-de-passe-compte-utilisateur-local-windows.html" office:target-frame-name="_top" xlink:show="replace"><text:span text:style-name="T25">-</text:span></text:a><text:a xlink:href="https://lecrabeinfo.net/reinitialiser-mot-de-passe-compte-utilisateur-local-windows.html" office:target-frame-name="_top" xlink:show="replace"><text:span text:style-name="T26">compte</text:span></text:a><text:a xlink:href="https://lecrabeinfo.net/reinitialiser-mot-de-passe-compte-utilisateur-local-windows.html" office:target-frame-name="_top" xlink:show="replace"><text:span text:style-name="T27">-</text:span></text:a><text:a xlink:href="https://lecrabeinfo.net/reinitialiser-mot-de-passe-compte-utilisateur-local-windows.html" office:target-frame-name="_top" xlink:show="replace"><text:span text:style-name="T28">utilisate</text:span><text:bookmark-start text:name="_Hlt151988081"/><text:span text:style-name="T29">u</text:span><text:bookmark-end text:name="_Hlt151988081"/><text:span text:style-name="T30">r</text:span></text:a><text:a xlink:href="https://lecrabeinfo.net/reinitialiser-mot-de-passe-compte-utilisateur-local-windows.html" office:target-frame-name="_top" xlink:show="replace"><text:span text:style-name="T31">-</text:span></text:a><text:a xlink:href="https://lecrabeinfo.net/reinitialiser-mot-de-passe-compte-utilisateur-local-windows.html" office:target-frame-name="_top" xlink:show="replace"><text:span text:style-name="T32">l</text:span><text:bookmark-start text:name="_Hlt151980548"/><text:span text:style-name="T33">o</text:span><text:bookmark-end text:name="_Hlt151980548"/><text:span text:style-name="T34">cal</text:span></text:a><text:a xlink:href="https://lecrabeinfo.net/reinitialiser-mot-de-passe-compte-utilisateur-local-windows.html" office:target-frame-name="_top" xlink:show="replace"><text:span text:style-name="T35">-</text:span></text:a><text:a xlink:href="https://lecrabeinfo.net/reinitialiser-mot-de-passe-compte-utilisateur-local-windows.html" office:target-frame-name="_top" xlink:show="replace"><text:span text:style-name="T36">windows.html</text:span></text:a><text:a xlink:href="https://lecrabeinfo.net/reinitialiser-mot-de-passe-compte-utilisateur-local-windows.html" office:target-frame-name="_top" xlink:show="replace"><text:s/></text:a></text:p>
      <text:list text:style-name="LFO1" text:continue-numbering="true">
        <text:list-item>
          <text:p text:style-name="P37">Choisissez l’une des techniques et expérimentez là pour voir si effectivement ce serait aussi simple que cela. Quelle méthode s’approche le plus de la vidéo évoquée en introduction ?<text:s/></text:p>
        </text:list-item>
      </text:list>
      <text:p text:style-name="P38">Enfin ;<text:s/></text:p>
      <text:list text:style-name="LFO1" text:continue-numbering="true">
        <text:list-item>
          <text:p text:style-name="P39">Tirez des conclusions sur ce que vous venez de découvrir.<text:s/></text:p>
        </text:list-item>
        <text:list-item>
          <text:p text:style-name="P40">Déterminez deux manières de se protéger de ce problème et expérimentez-les toujours dans votre machine virtuelle. <text:s/></text:p>
        </text:list-item>
        <text:list-item>
          <text:p text:style-name="P41">Pensez-vous<text:s/>qu’on a le même souci sur Mac<text:s/><text:a xlink:href="https://guide.ubuntu-fr.org/desktop/user-forgottenpassword.html" office:target-frame-name="_top" xlink:show="replace"><text:span text:style-name="T42">ou Linux</text:span></text:a><text:a xlink:href="https://guide.ubuntu-fr.org/desktop/user-forgottenpassword.html" office:target-frame-name="_top" xlink:show="replace"><text:s/></text:a>? Testez sur une VM Linux fraîchement créé par vos soins, reprenez le fil de ce TP.<text:s/></text:p>
        </text:list-item>
        <text:list-item>
          <text:p text:style-name="P43">Documentez ce TP et rendez-le sur Moodle dans les délais indiqués. Le barème reposera sur la qualité de votre rendu, orthographe, rédaction, explications, illustration…<text:s/></text:p>
        </text:list-item>
      </text:list>
      <text:p text:style-name="P44"><text:span text:style-name="T45">DISCLAIMER 2 : Si vous n’avez pas lu le premier disclaimer,<text:s/></text:span><text:span text:style-name="T46">lisez-le</text:span><text:span text:style-name="T47"><text:s/>sinon<text:s/></text:span><text:span text:style-name="T48">relisez-le</text:span><text:span text:style-name="T49"><text:s/>!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8in" fo:page-height="11.693in" style:print-orientation="portrait" fo:margin-top="1in" fo:margin-left="0.9833in" fo:margin-bottom="1in" fo:margin-right="1.017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Guillaume</meta:initial-creator>
    <dc:creator>Jules ANDUZE</dc:creator>
    <meta:creation-date>2023-11-27T16:34:00Z</meta:creation-date>
    <dc:date>2023-11-27T16:34:00Z</dc:date>
    <meta:template xlink:href="Normal" xlink:type="simple"/>
    <meta:editing-cycles>2</meta:editing-cycles>
    <meta:editing-duration>PT0S</meta:editing-duration>
    <meta:document-statistic meta:page-count="1" meta:paragraph-count="8" meta:word-count="684" meta:character-count="4444" meta:row-count="31" meta:non-whitespace-character-count="3768"/>
  </office:meta>
</office:document-meta>
</file>